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P052" svg:font-family="P052"/>
    <style:font-face style:name="apple-system" svg:font-family="apple-system, BlinkMacSystemFont, 'Segoe UI', Helvetica, Arial, sans-serif, 'Apple Color Emoji', 'Segoe UI Emoj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216d69" officeooo:paragraph-rsid="00216d69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2551e8" officeooo:paragraph-rsid="0044a457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757d8f" officeooo:paragraph-rsid="00c1ddab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75e7a" officeooo:paragraph-rsid="00cb159b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24292e" loext:opacity="100%" style:font-name="apple-system" fo:font-size="10.5pt" fo:letter-spacing="normal" fo:font-style="normal" fo:font-weight="normal" officeooo:rsid="00421444" officeooo:paragraph-rsid="0027a328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24292e" loext:opacity="100%" style:font-name="apple-system" fo:font-size="10.5pt" fo:letter-spacing="normal" fo:font-style="normal" fo:font-weight="normal" officeooo:rsid="005c0383" officeooo:paragraph-rsid="005c0383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P052" fo:font-size="12pt" fo:font-weight="normal" officeooo:rsid="00775e7a" officeooo:paragraph-rsid="00c1ddab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P052" fo:font-size="12pt" fo:font-weight="normal" officeooo:rsid="00c68724" officeooo:paragraph-rsid="00a1a608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P052" fo:font-size="12pt" fo:font-weight="normal" officeooo:rsid="00775e7a" officeooo:paragraph-rsid="00eb03f1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757d8f" officeooo:paragraph-rsid="00dcae18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757d8f" officeooo:paragraph-rsid="00eb03f1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775e7a" officeooo:paragraph-rsid="00eb03f1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24292e" loext:opacity="100%" style:font-name="apple-system" fo:font-size="10.5pt" fo:letter-spacing="normal" fo:font-style="normal" fo:font-weight="normal" officeooo:rsid="00eb03f1" officeooo:paragraph-rsid="00eb03f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break-before="page"/>
      <style:text-properties style:font-name="P052" fo:font-size="12pt" fo:font-weight="normal" officeooo:rsid="00e4061d" officeooo:paragraph-rsid="00e4061d" style:font-size-asian="10.5pt" style:font-weight-asian="normal" style:font-size-complex="12pt" style:font-weight-complex="normal"/>
    </style:style>
    <style:style style:name="T1" style:family="text">
      <style:text-properties style:font-name="P052"/>
    </style:style>
    <style:style style:name="T2" style:family="text">
      <style:text-properties style:font-name="P052" officeooo:rsid="00cb159b"/>
    </style:style>
    <style:style style:name="T3" style:family="text">
      <style:text-properties style:font-name="P052" officeooo:rsid="00d9a74f"/>
    </style:style>
    <style:style style:name="T4" style:family="text">
      <style:text-properties style:font-name="P052" officeooo:rsid="00e9fdc3"/>
    </style:style>
    <style:style style:name="T5" style:family="text">
      <style:text-properties style:font-name="P052" officeooo:rsid="00eb03f1"/>
    </style:style>
    <style:style style:name="T6" style:family="text">
      <style:text-properties style:font-name="P052" officeooo:rsid="00ec82e6"/>
    </style:style>
    <style:style style:name="T7" style:family="text">
      <style:text-properties officeooo:rsid="00dcae18"/>
    </style:style>
    <style:style style:name="T8" style:family="text">
      <style:text-properties officeooo:rsid="00e9fdc3"/>
    </style:style>
    <style:style style:name="T9" style:family="text">
      <style:text-properties officeooo:rsid="00eb03f1"/>
    </style:style>
    <style:style style:name="T10" style:family="text">
      <style:text-properties officeooo:rsid="00ec82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vers</text:p>
      <text:p text:style-name="P2"/>
      <text:p text:style-name="P6">mettre des effets de sympaticus dans le lien de base</text:p>
      <text:p text:style-name="P5"/>
      <text:p text:style-name="P13">Note : ce chemin commence directement au rang 3.</text:p>
      <text:p text:style-name="P8"/>
      <text:p text:style-name="P3"><text:span text:style-name="T4">Ombres du temps</text:span><text:span text:style-name="T3"> </text:span><text:span text:style-name="T1">(rang </text:span><text:span text:style-name="T4">3</text:span><text:span text:style-name="T1">) : </text:span><text:span text:style-name="T4">Ce pouvoir permet de déterminer ce qui est arrivé ou arrivera à un objet, lieu ou personne en particulier à travers le temps</text:span><text:span text:style-name="T3">. </text:span><text:span text:style-name="T4">Le temps pouvant être parcouru étant de une année par incrément (dans l’année si aucun). La durée du pouvoir correspond à la fenêtre d’observation disponible.</text:span></text:p>
      <text:p text:style-name="P4"><text:span text:style-name="T2">Portée : </text:span><text:span text:style-name="T4">Toucher</text:span><text:span text:style-name="T1">.</text:span></text:p>
      <text:p text:style-name="P7">Durée : <text:span text:style-name="T8">Étendue</text:span>.</text:p>
      <text:p text:style-name="P10"><text:span text:style-name="T4"/></text:p>
      <text:p text:style-name="P11"><text:span text:style-name="T5">Voix d’outre-tome</text:span><text:span text:style-name="T3"> </text:span><text:span text:style-name="T1">(rang </text:span><text:span text:style-name="T5">4</text:span><text:span text:style-name="T1">) : </text:span><text:span text:style-name="T5">Le psion invoque l’esprit d’un mort et lui permet de posséder partiellement son corps afin qu’il puisse converser avec les vivants</text:span><text:span text:style-name="T4">. Le psion doit </text:span><text:span text:style-name="T5">avoir accès aux restes (mais la portée peut être étendue) et </text:span><text:span text:style-name="T4">être personnellement familiarisé avec l</text:span><text:span text:style-name="T5">a personne</text:span><text:span text:style-name="T4"> sinon des incréments obligatoires sont </text:span><text:span text:style-name="T5">nécessaires :</text:span></text:p>
      <text:p text:style-name="P11"><text:span text:style-name="T4">1 incrément : p</text:span><text:span text:style-name="T5">ersonne</text:span><text:span text:style-name="T4"> célèbre (</text:span><text:span text:style-name="T5">empereur Vladimir...</text:span><text:span text:style-name="T4">) ou </text:span><text:span text:style-name="T5">sur laquelle le psion est bien renseigné.</text:span></text:p>
      <text:p text:style-name="P11"><text:span text:style-name="T4">2 incréments : inconnu avec lequel le psion a néanmoins un lien (</text:span><text:span text:style-name="T5">oncle qu’il n’a jamais connu</text:span><text:span text:style-name="T4">…).</text:span></text:p>
      <text:p text:style-name="P11"><text:span text:style-name="T4">3 incréments : </text:span><text:span text:style-name="T5">personne</text:span><text:span text:style-name="T4"> sans lien avec le psion.</text:span></text:p>
      <text:p text:style-name="P12"><text:span text:style-name="T2">Portée : </text:span><text:span text:style-name="T4">Toucher</text:span><text:span text:style-name="T1">.</text:span></text:p>
      <text:p text:style-name="P9"><text:span text:style-name="T7">Durée : </text:span><text:span text:style-name="T9">Prolongée</text:span><text:span text:style-name="T7">.</text:span></text:p>
      <text:p text:style-name="P9"/>
      <text:p text:style-name="P11"><text:span text:style-name="T4">O</text:span><text:span text:style-name="T5">racle </text:span><text:span text:style-name="T1">(rang </text:span><text:span text:style-name="T5">5</text:span><text:span text:style-name="T1">) : </text:span><text:span text:style-name="T5">Entrant en transe prophétique, le psion délivre des des éléments du futur par des paroles sibyllines, des fragments de phrase ou des paraboles mystérieuses (ex : ignorant que son frère qu’il croit mort est de retour pour contester son héritage, un personnage cherche à savoir si il parviendra à hériter d’une baronnie, le psion déclare « deux graviront la montagne, un seul descendra »)</text:span><text:span text:style-name="T4">.</text:span></text:p>
      <text:p text:style-name="P12"><text:span text:style-name="T2">Portée : </text:span><text:span text:style-name="T6">Variable</text:span><text:span text:style-name="T1">.</text:span></text:p>
      <text:p text:style-name="P9">Durée : <text:span text:style-name="T10">Instantanée</text:span>.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P052" svg:font-family="P052"/>
    <style:font-face style:name="apple-system" svg:font-family="apple-system, BlinkMacSystemFont, 'Segoe UI', Helvetica, Arial, sans-serif, 'Apple Color Emoji', 'Segoe UI Emoj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P052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page"/>
      <style:text-properties style:use-window-font-color="true" loext:opacity="0%" style:font-name="P052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P052" fo:font-family="P052" fo:font-size="12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P052" fo:font-family="P052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P052" fo:font-family="P052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052" fo:font-family="P052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16:12:01.657691163</meta:creation-date>
    <meta:generator>LibreOffice/7.0.5.2$Linux_X86_64 LibreOffice_project/00$Build-2</meta:generator>
    <dc:date>2021-05-15T21:37:06.496839890</dc:date>
    <meta:editing-duration>P1DT3H24M52S</meta:editing-duration>
    <meta:editing-cycles>142</meta:editing-cycles>
    <meta:document-statistic meta:table-count="0" meta:image-count="0" meta:object-count="0" meta:page-count="2" meta:paragraph-count="15" meta:word-count="254" meta:character-count="1508" meta:non-whitespace-character-count="1269"/>
  </office:meta>
</office:document-meta>
</file>